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6861in"/>
        </style:tab-stops>
      </style:paragraph-properties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" style:parent-style-name="Hyperlink" style:family="text">
      <style:text-properties style:font-name="Liberation Mono" style:font-name-asian="Noto Sans Mono CJK SC" style:font-name-complex="Liberation Mono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" style:parent-style-name="Hyperlink" style:family="text">
      <style:text-properties style:font-name="Liberation Mono" style:font-name-asian="Noto Sans Mono CJK SC" style:font-name-complex="Liberation Mono"/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" style:parent-style-name="Hyperlink" style:family="text">
      <style:text-properties style:font-name="Liberation Mono" style:font-name-asian="Noto Sans Mono CJK SC" style:font-name-complex="Liberation Mono"/>
    </style:style>
    <style:style style:name="P8" style:parent-style-name="Standard" style:family="paragraph">
      <style:paragraph-properties fo:line-height="115%"/>
    </style:style>
    <style:style style:name="P9" style:parent-style-name="Standard" style:family="paragraph">
      <style:paragraph-properties fo:line-height="115%"/>
      <style:text-properties style:font-name="Liberation Mono" fo:font-size="10pt" style:font-size-asian="10pt" style:font-size-complex="10pt" fo:background-color="#FFB66C" fo:language="ru" fo:country="RU"/>
    </style:style>
    <style:style style:name="T10" style:parent-style-name="DefaultParagraphFont" style:family="text">
      <style:text-properties fo:font-size="18pt" style:font-size-asian="18pt" style:font-size-complex="18pt"/>
    </style:style>
    <style:style style:name="P11" style:parent-style-name="Standard" style:family="paragraph">
      <style:paragraph-properties fo:line-height="115%"/>
      <style:text-properties style:font-name="Liberation Mono" fo:font-size="10pt" style:font-size-asian="10pt" style:font-size-complex="10pt" fo:background-color="#FFB66C" fo:language="ru" fo:country="RU"/>
    </style:style>
    <style:style style:name="P12" style:parent-style-name="Standard" style:family="paragraph">
      <style:paragraph-properties fo:line-height="115%"/>
      <style:text-properties style:font-name="Liberation Mono" fo:font-size="10pt" style:font-size-asian="10pt" style:font-size-complex="10pt" fo:background-color="#7FFE00" fo:language="ru" fo:country="RU"/>
    </style:style>
    <style:style style:name="P13" style:parent-style-name="Standard" style:family="paragraph">
      <style:paragraph-properties fo:line-height="115%"/>
    </style:style>
    <style:style style:name="T14" style:parent-style-name="SourceText" style:family="text">
      <style:text-properties fo:font-size="10pt" style:font-size-asian="10pt" style:font-size-complex="10pt" fo:language="ru" fo:country="RU"/>
    </style:style>
    <style:style style:name="P15" style:parent-style-name="Standard" style:family="paragraph">
      <style:paragraph-properties fo:line-height="115%"/>
      <style:text-properties fo:language="ru" fo:country="RU"/>
    </style:style>
    <style:style style:name="T16" style:parent-style-name="SourceText" style:family="text">
      <style:text-properties fo:background-color="#7FFE00"/>
    </style:style>
    <style:style style:name="T17" style:parent-style-name="SourceText" style:family="text">
      <style:text-properties fo:color="#000080" style:text-underline-type="single" style:text-underline-style="solid" style:text-underline-width="auto" style:text-underline-mode="continuous"/>
    </style:style>
    <style:style style:name="T18" style:parent-style-name="SourceText" style:family="text">
      <style:text-properties fo:background-color="#7FFE00"/>
    </style:style>
    <style:style style:name="T19" style:parent-style-name="SourceText" style:family="text">
      <style:text-properties fo:color="#000080" style:text-underline-type="single" style:text-underline-style="solid" style:text-underline-width="auto" style:text-underline-mode="continuous"/>
    </style:style>
    <style:style style:name="T20" style:parent-style-name="SourceText" style:family="text">
      <style:text-properties fo:background-color="#7FFE00"/>
    </style:style>
    <style:style style:name="T21" style:parent-style-name="SourceText" style:family="text">
      <style:text-properties fo:background-color="#7FFE00"/>
    </style:style>
    <style:style style:name="P2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23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2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25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26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27" style:parent-style-name="SourceText" style:family="text">
      <style:text-properties fo:background-color="#7FFE00"/>
    </style:style>
    <style:style style:name="P28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2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30" style:parent-style-name="SourceText" style:family="text">
      <style:text-properties fo:background-color="#7FFE00"/>
    </style:style>
    <style:style style:name="T31" style:parent-style-name="SourceText" style:family="text">
      <style:text-properties fo:background-color="#7FFE00"/>
    </style:style>
    <style:style style:name="T32" style:parent-style-name="SourceText" style:family="text">
      <style:text-properties fo:background-color="#7FFE00"/>
    </style:style>
    <style:style style:name="T33" style:parent-style-name="SourceText" style:family="text">
      <style:text-properties fo:color="#000080" style:text-underline-type="single" style:text-underline-style="solid" style:text-underline-width="auto" style:text-underline-mode="continuous"/>
    </style:style>
    <style:style style:name="T34" style:parent-style-name="SourceText" style:family="text">
      <style:text-properties fo:background-color="#7FFE00"/>
    </style:style>
    <style:style style:name="T35" style:parent-style-name="SourceText" style:family="text">
      <style:text-properties fo:background-color="#7FFE00"/>
    </style:style>
    <style:style style:name="T36" style:parent-style-name="SourceText" style:family="text">
      <style:text-properties fo:background-color="#7FFE00"/>
    </style:style>
    <style:style style:name="T37" style:parent-style-name="SourceText" style:family="text">
      <style:text-properties fo:font-style="italic" style:font-style-asian="italic" style:font-style-complex="italic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61620915" office:target-frame-name="_top" xlink:show="replace"><text:span text:style-name="Hyperlink">SSH</text:span><text:tab/>1</text:a></text:p>
          <text:p text:style-name="P2"><text:a xlink:href="#_Toc61620916" office:target-frame-name="_top" xlink:show="replace"><text:span text:style-name="T3">git</text:span><text:tab/>1</text:a></text:p>
          <text:p text:style-name="P4"><text:a xlink:href="#_Toc61620917" office:target-frame-name="_top" xlink:show="replace"><text:span text:style-name="T5">Python Environment</text:span><text:tab/>1</text:a></text:p>
          <text:p text:style-name="P6"><text:a xlink:href="#_Toc61620918" office:target-frame-name="_top" xlink:show="replace"><text:span text:style-name="T7">Jupyter Notebook</text:span><text:tab/>1</text:a></text:p>
        </text:index-body>
      </text:table-of-content>
      <text:p text:style-name="P8"/>
      <text:p text:style-name="P9"/>
      <text:h text:style-name="Heading1" text:outline-level="1"><text:bookmark-start text:name="__RefHeading___Toc317_4268393063"/><text:bookmark-start text:name="_Toc61620915"/><text:span text:style-name="T10">SSH</text:span><text:bookmark-end text:name="__RefHeading___Toc317_4268393063"/><text:bookmark-end text:name="_Toc61620915"/></text:h>
      <text:p text:style-name="P11"/>
      <text:p text:style-name="P12"># Очистка кэша журнала Ubuntu</text:p>
      <text:p text:style-name="P13"><text:span text:style-name="T14">sudo journalctl —vacuum-size=1G</text:span></text:p>
      <text:p text:style-name="P15"/>
      <text:p text:style-name="PreformattedText"><text:span text:style-name="T16"># mount remote folder</text:span></text:p>
      <text:p text:style-name="PreformattedText"><text:span text:style-name="SourceText">sudo umount -l<text:s/></text:span><text:span text:style-name="T17">your_login</text:span><text:a xlink:href="mailto:sammy@your_server_ip" office:target-frame-name="_top" xlink:show="replace"><text:span text:style-name="SourceText">@your_server_ip</text:span></text:a><text:span text:style-name="SourceText">:</text:span><text:span text:style-name="SourceText">path_to_remote_folder</text:span></text:p>
      <text:p text:style-name="PreformattedText"><text:span text:style-name="SourceText">sudo mount -a</text:span></text:p>
      <text:p text:style-name="PreformattedText"/>
      <text:p text:style-name="PreformattedText"><text:span text:style-name="T18"># mount remote folder on startup</text:span></text:p>
      <text:p text:style-name="PreformattedText"><text:span text:style-name="SourceText">sudo gedit /etc/fstab</text:span></text:p>
      <text:p text:style-name="PreformattedText"><text:span text:style-name="SourceText">add line at the end of a file:</text:span></text:p>
      <text:p text:style-name="PreformattedText"><text:a xlink:href="mailto:sshfs#USER_NAME@SERVER" office:target-frame-name="_top" xlink:show="replace"><text:span text:style-name="SourceText">sshfs#</text:span></text:a><text:span text:style-name="T19">your_login</text:span><text:a xlink:href="mailto:sammy@your_server_ip" office:target-frame-name="_top" xlink:show="replace"><text:span text:style-name="SourceText">@your_server_ip</text:span></text:a><text:span text:style-name="SourceText">:</text:span><text:span text:style-name="SourceText">path_to_remote_folder</text:span><text:span text:style-name="SourceText"><text:s/>fuse user,uid=1000,gid=1000,port=22001,allow_other 0 0</text:span></text:p>
      <text:p text:style-name="PreformattedText"/>
      <text:p text:style-name="PreformattedText"><text:span text:style-name="T20"># grep</text:span></text:p>
      <text:p text:style-name="PreformattedText"><text:span text:style-name="SourceText">grep '</text:span><text:span text:style-name="SourceText">what</text:span><text:span text:style-name="SourceText">'<text:s/></text:span><text:span text:style-name="SourceText">where</text:span></text:p>
      <text:p text:style-name="PreformattedText"><text:span text:style-name="SourceText">-r: recursive search</text:span></text:p>
      <text:p text:style-name="PreformattedText"><text:span text:style-name="SourceText">-i: case i</text:span><text:span text:style-name="SourceText">nsensitive</text:span></text:p>
      <text:p text:style-name="PreformattedText"/>
      <text:p text:style-name="PreformattedText"><text:span text:style-name="T21"># edit text file</text:span></text:p>
      <text:p text:style-name="PreformattedText"><text:span text:style-name="SourceText">sudo gedit path_to_file</text:span></text:p>
      <text:h text:style-name="Heading1" text:outline-level="1"><text:bookmark-start text:name="_Toc61620916"/></text:h>
      <text:h text:style-name="Heading1" text:outline-level="1"><text:span text:style-name="SourceText">git</text:span><text:bookmark-end text:name="_Toc61620916"/></text:h>
      <text:p text:style-name="P22">git clone url</text:p>
      <text:p text:style-name="P23">git add .</text:p>
      <text:p text:style-name="P24">git commit -m “”</text:p>
      <text:p text:style-name="P25">git push</text:p>
      <text:p text:style-name="P26"/>
      <text:p text:style-name="PreformattedText"><text:span text:style-name="T27"># reset changes to last commit on remote (HEAD)</text:span></text:p>
      <text:p text:style-name="P28">git fetch<text:s/>--all</text:p>
      <text:p text:style-name="P29">git reset --hard origin/&lt;branch_name&gt;</text:p>
      <text:p text:style-name="PreformattedText"/>
      <text:h text:style-name="Heading1" text:outline-level="1"><text:bookmark-start text:name="__RefHeading___Toc323_4268393063"/><text:bookmark-start text:name="_Toc61620917"/><text:span text:style-name="SourceText">Python Environment</text:span><text:bookmark-end text:name="__RefHeading___Toc323_4268393063"/><text:bookmark-end text:name="_Toc61620917"/></text:h>
      <text:p text:style-name="PreformattedText"><text:span text:style-name="T30"># create new virtual environment</text:span></text:p>
      <text:p text:style-name="PreformattedText"><text:span text:style-name="SourceText">virtualenv -p python3 env</text:span></text:p>
      <text:p text:style-name="PreformattedText"><text:span text:style-name="SourceText">source env/bin/activate</text:span></text:p>
      <text:p text:style-name="PreformattedText"/>
      <text:p text:style-name="PreformattedText"><text:span text:style-name="T31"># install packages</text:span></text:p>
      <text:p text:style-name="PreformattedText"><text:span text:style-name="SourceText">pip install torch</text:span></text:p>
      <text:p text:style-name="PreformattedText"><text:span text:style-name="SourceText">git clone<text:s/></text:span><text:span text:style-name="SourceText">REPO</text:span><text:span text:style-name="SourceText">_</text:span><text:span text:style-name="SourceText">https_address</text:span></text:p>
      <text:p text:style-name="PreformattedText"><text:span text:style-name="SourceText">cd<text:s/></text:span><text:span text:style-name="SourceText">REPO</text:span></text:p>
      <text:p text:style-name="PreformattedText"><text:span text:style-name="SourceText">python setup.py<text:s/></text:span><text:span text:style-name="SourceText">install</text:span></text:p>
      <text:h text:style-name="Heading1" text:outline-level="1"><text:bookmark-start text:name="__RefHeading___Toc320_4268393063"/><text:bookmark-start text:name="_Toc61620918"/><text:soft-page-break/><text:span text:style-name="SourceText">Jupyter Notebook</text:span><text:bookmark-end text:name="__RefHeading___Toc320_4268393063"/><text:bookmark-end text:name="_Toc61620918"/></text:h>
      <text:p text:style-name="PreformattedText"><text:span text:style-name="T32"># connect to remote jupyter notebook</text:span></text:p>
      <text:p text:style-name="PreformattedText"><text:span text:style-name="SourceText">ssh -L 8000:localhost:8888<text:s/></text:span><text:span text:style-name="T33">your_login</text:span><text:a xlink:href="mailto:sammy@your_server_ip" office:target-frame-name="_top" xlink:show="replace"><text:span text:style-name="SourceText">@your_server_ip</text:span></text:a></text:p>
      <text:p text:style-name="PreformattedText"><text:span text:style-name="SourceText">jupyter notebook</text:span></text:p>
      <text:p text:style-name="PreformattedText"><text:span text:style-name="SourceText">open on local machine: http://localhost:8000</text:span></text:p>
      <text:p text:style-name="PreformattedText"/>
      <text:p text:style-name="PreformattedText"><text:span text:style-name="T34">#<text:s/></text:span><text:span text:style-name="T35">Diminish margins in</text:span><text:span text:style-name="T36"><text:s/>Jupyter Notebook</text:span></text:p>
      <text:p text:style-name="PreformattedText"><text:span text:style-name="SourceText">from IPython.core.display import display, HTML</text:span></text:p>
      <text:p text:style-name="PreformattedText"><text:span text:style-name="SourceText">display(HTML("&lt;style&gt;.container { width:100% !important; }&lt;/style&gt;"))</text:span></text:p>
      <text:p text:style-name="PreformattedText"><text:span text:style-name="SourceText">display(HTML("&lt;style&gt;.output_result { max-width:100% !important; }&lt;/style&gt;"))</text:span></text:p>
      <text:p text:style-name="PreformattedText"><text:span text:style-name="SourceText">display(HTML("&lt;style&gt;.prompt { display:none</text:span><text:span text:style-name="SourceText"><text:s/>!important; }&lt;/style&gt;"))</text:span></text:p>
      <text:p text:style-name="PreformattedText"><text:span text:style-name="T37">or<text:s/></text:span><text:span text:style-name="SourceText">display(HTML("&lt;style&gt;.prompt { min-width: 80px !important; }&lt;/style&gt;")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val, Andrei</dc:creator>
    <meta:creation-date>2019-10-10T13:46:00Z</meta:creation-date>
    <dc:date>2021-01-15T15:33:00Z</dc:date>
    <meta:template xlink:href="Normal.dotm" xlink:type="simple"/>
    <meta:editing-cycles>15</meta:editing-cycles>
    <meta:editing-duration>PT25920S</meta:editing-duration>
    <meta:document-statistic meta:page-count="2" meta:paragraph-count="3" meta:word-count="282" meta:character-count="1892" meta:row-count="13" meta:non-whitespace-character-count="1613"/>
  </office:meta>
</office:document-meta>
</file>